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1578" officeooo:paragraph-rsid="001e1578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0<text:span text:style-name="T1">th</text:span> result </text:p>
      <text:p text:style-name="P1">12<text:span text:style-name="T1">th</text:span> result</text:p>
      <text:p text:style-name="P1">Degree certificate</text:p>
      <text:p text:style-name="P1">Degree resul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2-05-22T00:04:11.173735080</meta:creation-date>
    <dc:date>2022-05-22T00:05:22.218936849</dc:date>
    <meta:editing-duration>PT1M12S</meta:editing-duration>
    <meta:editing-cycles>1</meta:editing-cycles>
    <meta:document-statistic meta:table-count="0" meta:image-count="0" meta:object-count="0" meta:page-count="1" meta:paragraph-count="4" meta:word-count="8" meta:character-count="55" meta:non-whitespace-character-count="50"/>
    <meta:generator>LibreOffice/6.4.7.2$Linux_X86_64 LibreOffice_project/639b8ac485750d5696d7590a72ef1b496725cfb5</meta:generator>
  </office:meta>
</office:document-meta>
</file>